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384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15384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69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461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4615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6923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384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2307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384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384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461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9-09-26">00/00/0000</text:date>, <text:time style:data-style-name="N2" text:time-value="21:10:39.16665381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rdan Hanson</meta:initial-creator>
    <meta:creation-date>2019-09-13T10:34:22</meta:creation-date>
    <dc:date>2019-09-26T21:40:26.202085876</dc:date>
    <meta:editing-duration>PT42M51S</meta:editing-duration>
    <meta:editing-cycles>8</meta:editing-cycles>
    <meta:document-statistic meta:table-count="1" meta:cell-count="192" meta:object-count="0"/>
  </office:meta>
</office:document-meta>
</file>